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87*"/>
    </style:style>
    <style:style style:name="Tableau1.B" style:family="table-column">
      <style:table-column-properties style:column-width="4.013cm" style:rel-column-width="15469*"/>
    </style:style>
    <style:style style:name="Tableau1.C" style:family="table-column">
      <style:table-column-properties style:column-width="3.902cm" style:rel-column-width="15040*"/>
    </style:style>
    <style:style style:name="Tableau1.D" style:family="table-column">
      <style:table-column-properties style:column-width="5.094cm" style:rel-column-width="196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P1" style:family="paragraph" style:parent-style-name="Standard">
      <style:text-properties fo:font-size="10.5pt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07b698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style:text-underline-style="none" fo:font-weight="bold" style:font-weight-asian="bold" style:font-weight-complex="bold"/>
    </style:style>
    <style:style style:name="T3" style:family="text">
      <style:text-properties style:text-line-through-style="solid" style:text-line-through-type="singl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Aimant <text:line-break/>Ambitieux<text:line-break/>Amusant <text:line-break/>Apaisant <text:line-break/>Arrogant<text:line-break/>Artiste <text:line-break/>Attentif<text:line-break/>Attentionné <text:line-break/>Audacieux <text:line-break/>Autoritaire<text:line-break/>Avare <text:line-break/><text:line-break/><text:line-break/>Bavard<text:line-break/>Beau parleur<text:line-break/>Bienveillant<text:line-break/>Blasé<text:line-break/>Bourru<text:line-break/><text:line-break/>Capricieux <text:line-break/>Chanceux <text:line-break/>Charismatique<text:line-break/>Cinglé<text:line-break/>Cleptomane<text:line-break/><text:span text:style-name="T3">Coléreux</text:span><text:line-break/>Communicatif <text:line-break/>Concentré <text:line-break/>Confient<text:line-break/>Conformiste<text:line-break/>Consciencieux<text:line-break/>Contemplatif<text:line-break/>Coquet<text:line-break/>Courageux<text:line-break/>Courtois<text:line-break/>Créatif <text:line-break/>Crédule<text:line-break/>Cultivé<text:line-break/>Cupide<text:line-break/>Curieux<text:line-break/><text:line-break/>Débauché<text:line-break/>Décent<text:line-break/>Délicat <text:line-break/>Désintéressé<text:line-break/>Désordonné<text:line-break/>Dévoué<text:line-break/>Digne<text:line-break/>Directe<text:line-break/>Diabolique<text:line-break/>Discret <text:line-break/>Distingué <text:line-break/>Distrait<text:line-break/>Douteux<text:line-break/>Doux<text:line-break/>Dur <text:line-break/></text:p>
          </table:table-cell>
          <table:table-cell table:style-name="Tableau1.A1" office:value-type="string">
            <text:p text:style-name="P2">Égoïste<text:line-break/>Émotif<text:line-break/>Énergique <text:line-break/>Énigmatique<text:line-break/>Enthousiaste <text:line-break/>Excentrique <text:line-break/>Explorateur<text:line-break/>Expressif<text:line-break/>Extraverti<text:line-break/>Exubérant<text:line-break/><text:line-break/>Fainéant<text:line-break/>Ferme <text:line-break/>Fêtard <text:line-break/>Fier<text:line-break/>Fidèle<text:line-break/>Flatteur<text:line-break/>Fouinard<text:line-break/>Fou <text:line-break/>Fougueux <text:line-break/>Fourbe<text:line-break/>Franc<text:line-break/>Froid<text:line-break/><text:line-break/>Gaffeur<text:line-break/>Gai<text:line-break/>Galant<text:line-break/>Gentil<text:line-break/>Gourmand<text:line-break/><text:line-break/>Hautain<text:line-break/>Honorable<text:line-break/>Hypocrite <text:line-break/><text:span text:style-name="T3">Hystérique</text:span><text:line-break/><text:line-break/>Idiot<text:line-break/>Imaginatif <text:line-break/>Impatient<text:line-break/>Impliqué<text:line-break/>Impudent<text:line-break/>Impulsif<text:line-break/>Incertain <text:line-break/>Indépendant<text:line-break/>Inébranlable <text:line-break/>Insolent<text:line-break/>Intelligent<text:line-break/>Intrépide <text:line-break/>Ironique<text:line-break/><text:line-break/>Jaloux<text:line-break/>Jeune<text:line-break/>Joueur<text:line-break/>Joyeux<text:line-break/>Juste<text:line-break/><text:line-break/>Leader<text:line-break/>Logique<text:line-break/>Loyal<text:line-break/>Lunatique </text:p>
          </table:table-cell>
          <table:table-cell table:style-name="Tableau1.A1" office:value-type="string">
            <text:p text:style-name="P2">Maladroit <text:line-break/>Malicieux <text:line-break/>Maniaque <text:line-break/><text:line-break/>Mauvais <text:line-break/>Mélomane <text:line-break/>Méthodique <text:line-break/>Modeste<text:line-break/>Mou<text:line-break/>Mystérieux<text:line-break/>Mythomane<text:line-break/><text:line-break/>Naïf<text:line-break/>Narcissique<text:line-break/>Négatif<text:line-break/>Négligent <text:line-break/>Nerveux <text:line-break/><text:line-break/>Ouvert<text:line-break/>Optimiste<text:line-break/>Original<text:line-break/><text:line-break/>Pacifique <text:line-break/>Paisible <text:line-break/>Passionné <text:line-break/>Patient <text:line-break/>Persévérant<text:line-break/>Pervers<text:line-break/><text:span text:style-name="T2">Peureux</text:span><text:line-break/>Possessif<text:line-break/>Protecteur <text:line-break/>Prudent <text:line-break/>Puérile <text:line-break/>Pudique <text:line-break/><text:line-break/>Rabat-Joie<text:line-break/>Rancunier <text:line-break/>Rassurant<text:line-break/>Rationnel <text:line-break/>Réaliste <text:line-break/>Rebelle<text:line-break/>Réfléchi <text:line-break/>Rêveur <text:line-break/>Rigide <text:line-break/>Romantique </text:p>
          </table:table-cell>
          <table:table-cell table:style-name="Tableau1.D1" office:value-type="string">
            <text:p text:style-name="P2">Sadique<text:line-break/>Sage<text:line-break/>Sans pitié <text:line-break/>Sécurisant<text:line-break/>Sensible <text:line-break/>Serein<text:line-break/>Sérieux <text:line-break/>Serviable<text:line-break/><text:span text:style-name="T3">Simple</text:span><text:line-break/>Snob<text:line-break/>Sociable<text:line-break/>Solidaire <text:line-break/>Solitaire<text:line-break/>Soumis <text:line-break/>Spontané <text:line-break/>Stable<text:line-break/>Surprenant <text:line-break/>Susceptible <text:line-break/><text:line-break/>Taquin<text:line-break/>Tendre<text:line-break/>Têtu <text:line-break/>Timide <text:line-break/>Tolérant <text:line-break/>Tricheur <text:line-break/><text:line-break/>Vaniteux <text:line-break/>Vantard<text:line-break/>Viril<text:line-break/>Vivant<text:line-break/>Violent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1:30:39.458000000</meta:creation-date>
    <dc:date>2016-02-28T19:53:41.042753879</dc:date>
    <meta:editing-duration>PT2H47M31S</meta:editing-duration>
    <meta:editing-cycles>3</meta:editing-cycles>
    <meta:generator>LibreOffice/4.4.3.2$Linux_X86_64 LibreOffice_project/40m0$Build-2</meta:generator>
    <meta:document-statistic meta:table-count="1" meta:image-count="0" meta:object-count="0" meta:page-count="2" meta:paragraph-count="4" meta:word-count="175" meta:character-count="1601" meta:non-whitespace-character-count="1347"/>
  </office:meta>
</office:document-meta>
</file>